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2617*"/>
    </style:style>
    <style:style style:name="Table17.B" style:family="table-column">
      <style:table-column-properties style:column-width="14.385cm" style:rel-column-width="8155*"/>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Heading_20_2">
      <style:text-properties fo:language="en" fo:country="GB"/>
    </style:style>
    <style:style style:name="P29" style:family="paragraph" style:parent-style-name="Heading_20_2">
      <style:paragraph-properties fo:text-align="start" style:justify-single-word="false"/>
      <style:text-properties fo:language="en" fo:country="GB"/>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cm" style:type="right" style:leader-style="dotted" style:leader-text="."/>
        </style:tab-stops>
      </style:paragraph-properties>
    </style:style>
    <style:style style:name="P32" style:family="paragraph" style:parent-style-name="Standard" style:list-style-name="L6"/>
    <style:style style:name="P33" style:family="paragraph" style:parent-style-name="Standard">
      <style:text-properties fo:language="en" fo:country="GB"/>
    </style:style>
    <style:style style:name="P34" style:family="paragraph" style:parent-style-name="Standard" style:list-style-name="L6">
      <style:text-properties fo:language="en" fo:country="GB"/>
    </style:style>
    <style:style style:name="P35" style:family="paragraph" style:parent-style-name="Standard" style:list-style-name="L7">
      <style:text-properties fo:language="en" fo:country="GB"/>
    </style:style>
    <style:style style:name="P36" style:family="paragraph" style:parent-style-name="Standard" style:list-style-name="L8">
      <style:text-properties fo:language="en" fo:country="GB"/>
    </style:style>
    <style:style style:name="P37" style:family="paragraph" style:parent-style-name="Standard" style:list-style-name="L9">
      <style:text-properties fo:language="en" fo:country="GB" fo:font-weight="normal" style:font-weight-asian="normal" style:font-weight-complex="normal"/>
    </style:style>
    <style:style style:name="P38" style:family="paragraph" style:parent-style-name="Standard" style:list-style-name="L8"/>
    <style:style style:name="P39" style:family="paragraph" style:parent-style-name="Table_20_Contents">
      <style:text-properties fo:language="en" fo:country="GB"/>
    </style:style>
    <style:style style:name="P40" style:family="paragraph" style:parent-style-name="Table_20_Contents">
      <style:text-properties fo:language="en" fo:country="GB" fo:font-weight="bold" style:font-weight-asian="bold" style:font-weight-complex="bold"/>
    </style:style>
    <style:style style:name="P41" style:family="paragraph" style:parent-style-name="Table_20_Contents" style:list-style-name="L11"/>
    <style:style style:name="P42" style:family="paragraph" style:parent-style-name="Heading_20_3">
      <style:text-properties fo:language="en" fo:country="GB"/>
    </style:style>
    <style:style style:name="P43" style:family="paragraph" style:parent-style-name="Heading_20_1">
      <style:text-properties fo:language="en" fo:country="GB"/>
    </style:style>
    <style:style style:name="P44" style:family="paragraph" style:parent-style-name="Heading_20_1">
      <style:paragraph-properties fo:break-before="page"/>
      <style:text-properties fo:language="en" fo:country="GB"/>
    </style:style>
    <style:style style:name="P45" style:family="paragraph" style:parent-style-name="Contents_20_3">
      <style:paragraph-properties>
        <style:tab-stops>
          <style:tab-stop style:position="14cm" style:type="right" style:leader-style="dotted" style:leader-text="."/>
        </style:tab-stops>
      </style:paragraph-properties>
    </style:style>
    <style:style style:name="P46" style:family="paragraph" style:parent-style-name="Text_20_body">
      <style:text-properties fo:language="en" fo:country="GB"/>
    </style:style>
    <style:style style:name="P47" style:family="paragraph" style:parent-style-name="Text_20_body" style:list-style-name="L1">
      <style:text-properties fo:language="en" fo:country="GB"/>
    </style:style>
    <style:style style:name="P48"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9" style:family="paragraph" style:parent-style-name="Text_20_body" style:list-style-name="L10">
      <style:paragraph-properties fo:text-align="start" style:justify-single-word="false"/>
      <style:text-properties fo:language="en" fo:country="GB" fo:font-style="normal" style:font-style-asian="normal" style:font-style-complex="normal"/>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30">2. System Modules<text:tab/>3</text:p>
          <text:p text:style-name="P30">3. Messages and Threads<text:tab/>3</text:p>
          <text:p text:style-name="P31">Message parameters<text:tab/>3</text:p>
          <text:p text:style-name="P31">Thread parameters<text:tab/>4</text:p>
          <text:p text:style-name="P30">4. Forums and Sections<text:tab/>4</text:p>
          <text:p text:style-name="P31">Forum parameters<text:tab/>4</text:p>
          <text:p text:style-name="P31">Section parameters<text:tab/>4</text:p>
          <text:p text:style-name="P30">5. Users and Roles<text:tab/>5</text:p>
          <text:p text:style-name="P31">User role list<text:tab/>5</text:p>
          <text:p text:style-name="P31">User action matrix<text:tab/>5</text:p>
          <text:p text:style-name="P30">6. Access Control Module<text:tab/>6</text:p>
          <text:p text:style-name="P31">Access control module functions<text:tab/>6</text:p>
          <text:p text:style-name="P31">User registration<text:tab/>7</text:p>
          <text:p text:style-name="P45">Step I<text:tab/>7</text:p>
          <text:p text:style-name="P45">Step II<text:tab/>7</text:p>
          <text:p text:style-name="P45">Step III<text:tab/>7</text:p>
          <text:p text:style-name="P45">Step IV<text:tab/>7</text:p>
          <text:p text:style-name="P31">Pre-registered user properties<text:tab/>8</text:p>
          <text:p text:style-name="P31">User properties<text:tab/>8</text:p>
          <text:p text:style-name="P31">Logging in<text:tab/>9</text:p>
          <text:p text:style-name="P45">Step I<text:tab/>9</text:p>
          <text:p text:style-name="P45">Step II<text:tab/>9</text:p>
          <text:p text:style-name="P45">Step III<text:tab/>9</text:p>
          <text:p text:style-name="P31">Preliminary session parameters<text:tab/>10</text:p>
          <text:p text:style-name="P31">Session parameters<text:tab/>10</text:p>
          <text:p text:style-name="P31">System settings<text:tab/>11</text:p>
          <text:p text:style-name="P30">7. SMTP Module<text:tab/>11</text:p>
          <text:p text:style-name="P31">SMTP module functions<text:tab/>11</text:p>
          <text:p text:style-name="P30">8. Captcha Module<text:tab/>12</text:p>
          <text:p text:style-name="P31">Captcha module functions<text:tab/>12</text:p>
          <text:p text:style-name="P30">9. Message Module<text:tab/>12</text:p>
          <text:p text:style-name="P31">Message module functions<text:tab/>12</text:p>
          <text:p text:style-name="P31">System settings<text:tab/>13</text:p>
          <text:p text:style-name="P30">10. Technical characteristics<text:tab/>13</text:p>
          <text:p text:style-name="P31">Difference between phpBB and SimpleBB<text:tab/>13</text:p>
          <text:p text:style-name="P31">Scaling<text:tab/>14</text:p>
          <text:p text:style-name="P31">Logics<text:tab/>14</text:p>
          <text:p text:style-name="P31">Reliability<text:tab/>14</text:p>
          <text:p text:style-name="P31">Installation and configuration<text:tab/>15</text:p>
        </text:index-body>
      </text:table-of-content>
      <text:p text:style-name="P24"/>
      <text:h text:style-name="P44"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28"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28"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43" text:outline-level="1">4. Forums and Sections</text:h>
      <text:p text:style-name="P3">Threads are stored in forums. A forum consists of several threads ordered chronologically.</text:p>
      <text:h text:style-name="P28"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8"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43"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28"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28"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43"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28"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28"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6094881005951294677" text:style-name="L1">
        <text:list-item>
          <text:p text:style-name="P47">A client tells the system that it wants to register itself – <text:span text:style-name="T3">RegisterUser</text:span> function of the ACM.</text:p>
        </text:list-item>
        <text:list-item>
          <text:p text:style-name="P47">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7">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7003110237365145847" text:style-name="L2">
        <text:list-item>
          <text:p text:style-name="P50"><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8649966446882590531" text:style-name="L3">
        <text:list-item>
          <text:p text:style-name="P51"><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3369859255928133199" text:style-name="L4">
        <text:list-item>
          <text:p text:style-name="P52"><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43510888" text:continue-list="list8649966446882590531" text:style-name="L3">
        <text:list-item>
          <text:p text:style-name="P51"><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1018121451202598630" text:style-name="L5">
        <text:list-item>
          <text:p text:style-name="P53"><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8">All the incidents are registered in an Incidents Table. Examples of incident types: duplicate registration using an existing e-mail address, etc.</text:p>
        </text:list-item>
        <text:list-item>
          <text:p text:style-name="P48">Each step should break if a client is already logged in.</text:p>
        </text:list-item>
      </text:list>
      <text:h text:style-name="P28"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28"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28"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2" text:outline-level="3">Step I</text:h>
      <text:list xml:id="list4506232451976547758" text:style-name="L6">
        <text:list-item>
          <text:p text:style-name="P34">A client sends a log-in request, i.e. calls the <text:span text:style-name="T3">LogUserIn</text:span> method <text:span text:style-name="T1">without</text:span> authentication data.</text:p>
        </text:list-item>
        <text:list-item>
          <text:p text:style-name="P34">If the user's <text:span text:style-name="T3">CanLogIn</text:span> property is not <text:span text:style-name="T3">True</text:span>, the sequence breaks.</text:p>
        </text:list-item>
        <text:list-item>
          <text:p text:style-name="P34">The module checks if there are any started normal sessions and created preliminary sessions for the user. All abandoned preliminary sessions are removed.</text:p>
        </text:list-item>
        <text:list-item>
          <text:p text:style-name="P34">If an already started session exists or a created preliminary session exists:</text:p>
          <text:list>
            <text:list-header>
              <text:p text:style-name="P34">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4">The module creates a random binary data, <text:span text:style-name="T3">AuthDataBytes</text:span> field, used for the authentication.</text:p>
        </text:list-item>
        <text:list-item>
          <text:p text:style-name="P34">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2"><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2"><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2" text:outline-level="3">Step II</text:h>
      <text:list xml:id="list5910040343657408488" text:style-name="L7">
        <text:list-item>
          <text:p text:style-name="P35">The client sends a second log-in request <text:span text:style-name="T1">providing</text:span> the required authentication data.</text:p>
        </text:list-item>
        <text:list-item>
          <text:p text:style-name="P35">If the user's <text:span text:style-name="T3">CanLogIn</text:span> property is not <text:span text:style-name="T3">True</text:span>, the sequence breaks.</text:p>
        </text:list-item>
        <text:list-item>
          <text:p text:style-name="P35">The module checks if there are any started normal sessions and created preliminary sessions for the user. All abandoned preliminary sessions are removed.</text:p>
        </text:list-item>
        <text:list-item>
          <text:p text:style-name="P35">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5">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5">The module checks authentication data based on <text:span text:style-name="T3">AuthDataBytes</text:span> with optional <text:span text:style-name="T3">CaptchaId</text:span>. </text:p>
        </text:list-item>
        <text:list-item>
          <text:p text:style-name="P35">If authentication data is correct:</text:p>
          <text:list>
            <text:list-header>
              <text:p text:style-name="P35">6.1. Preliminary session is marked with required flags.</text:p>
              <text:p text:style-name="P35">6.2. A new unique random <text:span text:style-name="T3">RequestId</text:span> is created, stored and prepared to be sent to user.</text:p>
              <text:p text:style-name="P35">6.2. Verification data is created, sent to the world and stored in the preliminary session.<text:line-break/>6.3. The client is redirected to a next step and the sequence breaks.</text:p>
            </text:list-header>
          </text:list>
        </text:list-item>
        <text:list-item>
          <text:p text:style-name="P35">If authentication data is wrong:</text:p>
          <text:list>
            <text:list-header>
              <text:p text:style-name="P35">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42" text:outline-level="3">Step III</text:h>
      <text:list xml:id="list2848815132251367972" text:style-name="L8">
        <text:list-item>
          <text:p text:style-name="P36">The client sends a third log-in request providing the required verification data.</text:p>
        </text:list-item>
        <text:list-item>
          <text:p text:style-name="P38"><text:span text:style-name="T9">If the user's </text:span><text:span text:style-name="T14">CanLogIn</text:span><text:span text:style-name="T9"> property is not </text:span><text:span text:style-name="T14">True</text:span><text:span text:style-name="T9">, the sequence breaks.</text:span></text:p>
        </text:list-item>
        <text:list-item>
          <text:p text:style-name="P36">The module checks if there are any started normal sessions and created preliminary sessions for the user. All abandoned preliminary sessions are removed.</text:p>
        </text:list-item>
        <text:list-item>
          <text:p text:style-name="P38"><text:span text:style-name="T9">If an already started session exists or </text:span><text:span text:style-name="T11">no</text:span><text:span text:style-name="T9"> preliminary session is found or a preliminary session is found </text:span><text:soft-page-break/><text:span text:style-name="T9">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38"><text:span text:style-name="T9">Server verifies the provided data, </text:span><text:span text:style-name="T14">RequestId</text:span><text:span text:style-name="T9"> and client's IP address.</text:span></text:p>
        </text:list-item>
        <text:list-item>
          <text:p text:style-name="P36">If verification fails:</text:p>
          <text:p text:style-name="P38"><text:span text:style-name="T9">3.1. The preliminary session is deleted.<text:line-break/>3.2. User's </text:span><text:span text:style-name="T14">LastBadLogInTime</text:span><text:span text:style-name="T9"> parameter is updated.</text:span></text:p>
          <text:p text:style-name="P36">3.3. Client's IP address is marked as a bad boy*.<text:line-break/>3.4. The client gets the response and the sequence breaks.</text:p>
        </text:list-item>
        <text:list-item>
          <text:p text:style-name="P36">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2144077309497769724" text:style-name="L9">
        <text:list-item>
          <text:p text:style-name="P37">Number of incidents per time period for a single IP address.</text:p>
        </text:list-item>
        <text:list-item>
          <text:p text:style-name="P37">Number of unique users per time period for a single IP address.</text:p>
        </text:list-item>
        <text:list-item>
          <text:p text:style-name="P37">Number of IP addresses per time period for a single user.</text:p>
        </text:list-item>
      </text:list>
      <text:p text:style-name="P5"/>
      <text:p text:style-name="P5">Each step should break if a client is already logged in.</text:p>
      <text:h text:style-name="P28"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28"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ext:soft-page-break/>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h text:style-name="P28" text:outline-level="2">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TableNamePrefix</text:p>
          </table:table-cell>
          <table:table-cell table:style-name="Table6.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6">TablesToInit</text:p>
          </table:table-cell>
          <table:table-cell table:style-name="Table6.B2" office:value-type="string">
            <text:p text:style-name="P16">A list of tables to initialize at service start.</text:p>
          </table:table-cell>
        </table:table-row>
        <table:table-row table:style-name="Table6.1">
          <table:table-cell table:style-name="Table6.A2" office:value-type="string">
            <text:p text:style-name="P16">TableInitScriptsFolder</text:p>
          </table:table-cell>
          <table:table-cell table:style-name="Table6.B2" office:value-type="string">
            <text:p text:style-name="P16">Path to a folder with SQL scripts used for initialization of table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43" text:outline-level="1">7. SMTP Module</text:h>
      <text:p text:style-name="P23">The SMTP Module sends e-mail messages and has following functions.</text:p>
      <text:h text:style-name="P28"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43" text:outline-level="1"><text:soft-page-break/>8. Captcha Module</text:h>
      <text:p text:style-name="P23">The Captcha Module deals with captcha riddles and has following functions.</text:p>
      <text:h text:style-name="P28" text:outline-level="2">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43" text:outline-level="1">9. Message Module</text:h>
      <text:p text:style-name="P23">The Message Module deals with messages, threads, forums and has following functions.</text:p>
      <text:h text:style-name="P28"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ext:soft-page-break/>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28"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TableNamePrefix</text:p>
          </table:table-cell>
          <table:table-cell table:style-name="Table17.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17.1">
          <table:table-cell table:style-name="Table17.A2" office:value-type="string">
            <text:p text:style-name="P16">TablesToInit</text:p>
          </table:table-cell>
          <table:table-cell table:style-name="Table17.B2" office:value-type="string">
            <text:p text:style-name="P16">A list of tables to initialize at service start.</text:p>
          </table:table-cell>
        </table:table-row>
        <table:table-row table:style-name="Table17.1">
          <table:table-cell table:style-name="Table17.A2" office:value-type="string">
            <text:p text:style-name="P16">TableInitScriptsFolder</text:p>
          </table:table-cell>
          <table:table-cell table:style-name="Table17.B2" office:value-type="string">
            <text:p text:style-name="P16">Path to a folder with SQL scripts used for initialization of tables.</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8973282633664231310" text:style-name="L11">
              <text:list-item>
                <text:p text:style-name="P41"><text:span text:style-name="T9">New threads will be added to the start (top) of the list of forum's threads instead of being added to the end (bottom) of the list;</text:span></text:p>
              </text:list-item>
              <text:list-item>
                <text:p text:style-name="P41"><text:span text:style-name="T9">New messages added to threads will update the thread moving it to the start (top) position of the list of forum's threads.</text:span></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43" text:outline-level="1">10.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472785925085399994" text:style-name="L10">
        <text:list-item>
          <text:p text:style-name="P49"><text:span text:style-name="T3">PHP</text:span> programming language is a scripting language. It is used for interpreted scripts, not for compiled programs.</text:p>
        </text:list-item>
        <text:list-item>
          <text:p text:style-name="P49"><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9"><text:span text:style-name="T3">PHP</text:span> programming language does not allow modularity and separation of a product into several <text:soft-page-break/>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29"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29"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text:soft-page-break/>a configuration file of the ACM module. No such feature was used in the <text:span text:style-name="T3">phpBB</text:span> forum engine as far as we know.</text:p>
      <text:h text:style-name="P29"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7H38M35S</meta:editing-duration>
    <meta:editing-cycles>1061</meta:editing-cycles>
    <meta:generator>OpenOffice/4.1.14$Win32 OpenOffice.org_project/4114m1$Build-9811</meta:generator>
    <dc:title>Default Page</dc:title>
    <dc:date>2023-11-20T23:25:44.09</dc:date>
    <meta:document-statistic meta:table-count="17" meta:image-count="0" meta:object-count="0" meta:page-count="15" meta:paragraph-count="851" meta:word-count="5110" meta:character-count="30102"/>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